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0.926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a</text:p>
          </table:table-cell>
          <table:table-cell table:number-columns-repeated="16383"/>
        </table:table-row>
        <table:table-row table:number-rows-repeated="5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2">
            <text:p>z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">
            <text:p>zzz</text:p>
          </table:table-cell>
          <table:table-cell table:number-columns-repeated="16373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none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196850393700787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PC</meta:initial-creator>
    <dc:creator>PC</dc:creator>
    <meta:creation-date>2025-06-16T20:42:28Z</meta:creation-date>
    <dc:date>2025-06-16T20:48:10Z</dc:date>
  </office:meta>
</office:document-meta>
</file>